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65in"/>
    </style:style>
    <style:style style:name="co2" style:family="table-column">
      <style:table-column-properties fo:break-before="auto" style:column-width="4.9547in"/>
    </style:style>
    <style:style style:name="co3" style:family="table-column">
      <style:table-column-properties fo:break-before="auto" style:column-width="1.5264in"/>
    </style:style>
    <style:style style:name="co4" style:family="table-column">
      <style:table-column-properties fo:break-before="auto" style:column-width="2.598in"/>
    </style:style>
    <style:style style:name="co5" style:family="table-column">
      <style:table-column-properties fo:break-before="auto" style:column-width="2.673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6a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fd095"/>
    </style:style>
    <style:style style:name="ce18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Title</text:p>
          </table:table-cell>
          <table:table-cell table:style-name="ce16" office:value-type="string" calcext:value-type="string">
            <text:p>Passes screening</text:p>
          </table:table-cell>
          <table:table-cell table:style-name="ce9" office:value-type="string" calcext:value-type="string">
            <text:p>Reasons to reject</text:p>
          </table:table-cell>
          <table:table-cell table:style-name="ce9" office:value-type="string" calcext:value-type="string">
            <text:p>Comments or contents of the paper</text:p>
          </table:table-cell>
          <table:table-cell table:style-name="ce9" office:value-type="string" calcext:value-type="string">
            <text:p>Found where/how?</text:p>
          </table:table-cell>
          <table:table-cell table:style-name="ce9" table:number-columns-repeated="1016"/>
        </table:table-row>
        <table:table-row table:style-name="ro1">
          <table:table-cell table:style-name="ce10" office:value-type="string" calcext:value-type="string">
            <text:p>arora_probing_2023</text:p>
          </table:table-cell>
          <table:table-cell office:value-type="string" calcext:value-type="string">
            <text:p>Probing Pre-Trained Language Models for Cross-Cultural Differences in Values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wak2021frameaxis</text:p>
          </table:table-cell>
          <table:table-cell office:value-type="string" calcext:value-type="string">
            <text:p>FrameAxis: characterizing microframe bias and intensity with word embedding</text:p>
          </table:table-cell>
          <table:table-cell table:style-name="ce18" office:value-type="string" calcext:value-type="string">
            <text:p>n</text:p>
          </table:table-cell>
          <table:table-cell office:value-type="string" calcext:value-type="string">
            <text:p>not related to moral val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skov2023knowledge</text:p>
          </table:table-cell>
          <table:table-cell office:value-type="string" calcext:value-type="string">
            <text:p>A Knowledge Graph of Values across Space and Tim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ndrycks2021aligning</text:p>
          </table:table-cell>
          <table:table-cell office:value-type="string" calcext:value-type="string">
            <text:p>Aligning AI With Shared Human Value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issed because we did not search for “human value*” in ICL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ten2016morality</text:p>
          </table:table-cell>
          <table:table-cell office:value-type="string" calcext:value-type="string">
            <text:p>Morality between the lines: Detecting moral sentiment in tex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an’t search IJCAI 2016 proceedings (not on dblp or in any other searchable database?) to find more papers from this workshop.</text:p>
          </table:table-cell>
          <table:table-cell office:value-type="string" calcext:value-type="string">
            <text:p>related work of xie-etal-2019-tex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oijman2018moralization</text:p>
          </table:table-cell>
          <table:table-cell office:value-type="string" calcext:value-type="string">
            <text:p>Moralization in social networks and the emergence of violence during protests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related work of xie-etal-2019-tex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kawa2017moral</text:p>
          </table:table-cell>
          <table:table-cell office:value-type="string" calcext:value-type="string">
            <text:p>Moral Foundations of Political Discourse: Comparative Analysis of the Speech Records of the US Congress and the Japanese Diet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related work of kobbe-etal-2020-explo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wis2019moral</text:p>
          </table:table-cell>
          <table:table-cell office:value-type="string" calcext:value-type="string">
            <text:p>Moral foundations in the 2015-16 US presidential primary debates: The positive and negative moral vocabulary of partisan elites</text:p>
          </table:table-cell>
          <table:table-cell table:style-name="ce18" office:value-type="string" calcext:value-type="string">
            <text:p>n</text:p>
          </table:table-cell>
          <table:table-cell office:value-type="string" calcext:value-type="string">
            <text:p>uses MFD, no NLP</text:p>
          </table:table-cell>
          <table:table-cell/>
          <table:table-cell office:value-type="string" calcext:value-type="string">
            <text:p>related work of kobbe-etal-2020-explo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esel-etal-2022-identifying</text:p>
          </table:table-cell>
          <table:table-cell office:value-type="string" calcext:value-type="string">
            <text:p>Identifying the Human Values behind Argument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e missed this paper in ACL anthology because we do not search for “human value*”</text:p>
          </table:table-cell>
          <table:table-cell office:value-type="string" calcext:value-type="string">
            <text:p>cites kobbe-etal-2020-explo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uyen2023measuring</text:p>
          </table:table-cell>
          <table:table-cell office:value-type="string" calcext:value-type="string">
            <text:p>Measuring Moral Dimensions in Social Media with Mformer</text:p>
          </table:table-cell>
          <table:table-cell table:style-name="ce18" office:value-type="string" calcext:value-type="string">
            <text:p>n</text:p>
          </table:table-cell>
          <table:table-cell office:value-type="string" calcext:value-type="string">
            <text:p>accepted to ICWSM 2024 according to Josh Nguyen’s personal website, but currently only available on arXiv</text:p>
          </table:table-cell>
          <table:table-cell/>
          <table:table-cell office:value-type="string" calcext:value-type="string">
            <text:p>cites kobbe-etal-2020-explo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i:10.1080/13614568.2022.2092655</text:p>
          </table:table-cell>
          <table:table-cell office:value-type="string" calcext:value-type="string">
            <text:p>Text- and author-dependent moral foundations classification</text:p>
          </table:table-cell>
          <table:table-cell table:style-name="ce18" office:value-type="string" calcext:value-type="string">
            <text:p>n</text:p>
          </table:table-cell>
          <table:table-cell office:value-type="string" calcext:value-type="string">
            <text:p>paper inaccessible</text:p>
          </table:table-cell>
          <table:table-cell/>
          <table:table-cell office:value-type="string" calcext:value-type="string">
            <text:p>cites roy-goldwasser-2021-analys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hang2023moka</text:p>
          </table:table-cell>
          <table:table-cell office:value-type="string" calcext:value-type="string">
            <text:p>MOKA: Moral Knowledge Augmentation for Moral Event Extractio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ites roy-etal-2021-identify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ramowski2022large</text:p>
          </table:table-cell>
          <table:table-cell office:value-type="string" calcext:value-type="string">
            <text:p>Large pre-trained language models contain human-like biases of what is right and wrong to do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related work of ramezani-xu-2023-knowled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hghani2014analyzing</text:p>
          </table:table-cell>
          <table:table-cell office:value-type="string" calcext:value-type="string">
            <text:p>Analyzing political rhetoric in conservative and liberal weblogs related to the construction of the “ground zero mosque”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heir corpus is used in 10.1177/0894439313506837 and they seem to analyze M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ramowski2020moral</text:p>
          </table:table-cell>
          <table:table-cell table:style-name="ce12" office:value-type="string" calcext:value-type="string">
            <text:p><text:a xlink:href="https://www.frontiersin.org/articles/10.3389/frai.2020.00036/full?fbclid=IwAR0S9SZkRnFd7MM1-r77PKIYVZeqc31TP4XavparmNw-Sr4dYSYj6jRGwCo" xlink:type="simple">The moral choice machine</text:a></text:p>
          </table:table-cell>
          <table:table-cell table:style-name="ce18" office:value-type="string" calcext:value-type="string">
            <text:p>n</text:p>
          </table:table-cell>
          <table:table-cell office:value-type="string" calcext:value-type="string">
            <text:p>content is duplicate of jentzsch2019semantics and schramowski2022la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BLP:journals/corr/abs-1912-05238</text:p>
          </table:table-cell>
          <table:table-cell table:style-name="ce12" office:value-type="string" calcext:value-type="string">
            <text:p><text:a xlink:href="https://arxiv.org/abs/1912.05238" xlink:type="simple">BERT has a Moral Compass: Improvements of ethical and moral values of machines</text:a></text:p>
          </table:table-cell>
          <table:table-cell table:style-name="ce18" office:value-type="string" calcext:value-type="string">
            <text:p>n</text:p>
          </table:table-cell>
          <table:table-cell office:value-type="string" calcext:value-type="string">
            <text:p>content is duplicate of jentzsch2019semantics and schramowski2022la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ämmerl2022multilingual</text:p>
          </table:table-cell>
          <table:table-cell table:style-name="ce12" office:value-type="string" calcext:value-type="string">
            <text:p><text:a xlink:href="https://arxiv.org/abs/2203.09904" xlink:type="simple">Do Multilingual Language Models Capture Differing Moral Norms?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(similar to haemmerl et al. 2023? → pilot)</text:p>
          </table:table-cell>
          <table:table-cell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lfie: An Interactive Robot with a Moral Compass </text:p>
          </table:table-cell>
          <table:table-cell table:style-name="ce18" office:value-type="string" calcext:value-type="string">
            <text:p>n</text:p>
          </table:table-cell>
          <table:table-cell office:value-type="string" calcext:value-type="string">
            <text:p>demo pa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ger2022moral</text:p>
          </table:table-cell>
          <table:table-cell office:value-type="string" calcext:value-type="string">
            <text:p>The Moral Foundations Reddit Corpus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7T09:45:42.945151641</meta:creation-date>
    <dc:date>2024-05-29T12:48:02.964522525</dc:date>
    <meta:editing-duration>PT8H47M24S</meta:editing-duration>
    <meta:editing-cycles>48</meta:editing-cycles>
    <meta:generator>LibreOffice/7.3.7.2$Linux_X86_64 LibreOffice_project/30$Build-2</meta:generator>
    <meta:document-statistic meta:table-count="1" meta:cell-count="84" meta:object-count="0"/>
  </office:meta>
</office:document-meta>
</file>